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5a87" officeooo:paragraph-rsid="00145a87"/>
    </style:style>
    <style:style style:name="P2" style:family="paragraph" style:parent-style-name="Standard">
      <style:text-properties fo:font-size="10pt" style:text-underline-style="none" officeooo:rsid="001625e6" officeooo:paragraph-rsid="001625e6" style:font-size-asian="10pt" style:font-size-complex="10pt"/>
    </style:style>
    <style:style style:name="P3" style:family="paragraph" style:parent-style-name="Standard">
      <style:text-properties fo:font-size="10pt" style:text-underline-style="none" officeooo:rsid="00176a1b" officeooo:paragraph-rsid="001625e6" style:font-size-asian="10pt" style:font-size-complex="10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45a87" officeooo:paragraph-rsid="00145a87" style:font-size-asian="14pt" style:font-size-complex="14pt"/>
    </style:style>
    <style:style style:name="P5" style:family="paragraph" style:parent-style-name="Standard" style:list-style-name="L1">
      <style:paragraph-properties fo:margin-top="0.101cm" fo:margin-bottom="0.101cm" style:contextual-spacing="false" fo:line-height="100%"/>
      <style:text-properties fo:font-size="10pt" style:text-underline-style="none" fo:font-weight="bold" officeooo:rsid="00176a1b" officeooo:paragraph-rsid="00176a1b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 fo:line-height="100%"/>
      <style:text-properties fo:font-size="10pt" style:text-underline-style="none" officeooo:rsid="0018cfcb" officeooo:paragraph-rsid="0018cfcb" style:font-size-asian="10pt" style:font-size-complex="10pt"/>
    </style:style>
    <style:style style:name="P7" style:family="paragraph" style:parent-style-name="Standard" style:list-style-name="L1">
      <style:paragraph-properties fo:margin-top="0.101cm" fo:margin-bottom="0.101cm" style:contextual-spacing="false" fo:line-height="100%"/>
      <style:text-properties fo:font-size="10pt" style:text-underline-style="solid" style:text-underline-width="auto" style:text-underline-color="font-color" officeooo:rsid="00176a1b" officeooo:paragraph-rsid="00176a1b" style:font-size-asian="10pt" style:font-size-complex="10pt"/>
    </style:style>
    <style:style style:name="P8" style:family="paragraph" style:parent-style-name="Standard" style:list-style-name="L1">
      <style:paragraph-properties fo:margin-top="0.101cm" fo:margin-bottom="0.101cm" style:contextual-spacing="false" fo:line-height="100%"/>
      <style:text-properties fo:font-size="10pt" style:text-underline-style="solid" style:text-underline-width="auto" style:text-underline-color="font-color" officeooo:rsid="0018cfcb" officeooo:paragraph-rsid="0018cfcb" style:font-size-asian="10pt" style:font-size-complex="10pt"/>
    </style:style>
    <style:style style:name="P9" style:family="paragraph" style:parent-style-name="Standard" style:list-style-name="L1">
      <style:paragraph-properties fo:margin-top="0.101cm" fo:margin-bottom="0.101cm" style:contextual-spacing="false" fo:line-height="100%"/>
      <style:text-properties fo:color="#c9211e" loext:opacity="100%" fo:font-size="10pt" style:text-underline-style="none" officeooo:rsid="00176a1b" officeooo:paragraph-rsid="00176a1b" style:font-size-asian="10pt" style:font-size-complex="10pt"/>
    </style:style>
    <style:style style:name="P10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solid" style:text-underline-width="auto" style:text-underline-color="font-color" officeooo:rsid="00176a1b" officeooo:paragraph-rsid="00176a1b" style:font-size-asian="10pt" style:font-size-complex="10pt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solid" style:text-underline-width="auto" style:text-underline-color="font-color" officeooo:rsid="0018cfcb" officeooo:paragraph-rsid="0018cfcb" style:font-size-asian="10pt" style:font-size-complex="10pt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none" officeooo:rsid="00176a1b" officeooo:paragraph-rsid="00176a1b" style:font-size-asian="10pt" style:font-size-complex="10pt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none" officeooo:rsid="0018cfcb" officeooo:paragraph-rsid="0018cfcb" style:font-size-asian="10pt" style:font-size-complex="10pt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none" officeooo:rsid="001ab965" officeooo:paragraph-rsid="001ab965" style:font-size-asian="10pt" style:font-size-complex="10pt"/>
    </style:style>
    <style:style style:name="P15" style:family="paragraph" style:parent-style-name="Standard">
      <style:paragraph-properties fo:margin-top="0.101cm" fo:margin-bottom="0.101cm" style:contextual-spacing="false" fo:line-height="100%"/>
      <style:text-properties fo:color="#000000" loext:opacity="100%" fo:font-size="10pt" style:text-underline-style="none" officeooo:rsid="001ab965" officeooo:paragraph-rsid="001ab965" style:font-size-asian="10pt" style:font-size-complex="10pt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fo:font-size="10pt" style:text-underline-style="none" fo:font-weight="bold" officeooo:rsid="00176a1b" officeooo:paragraph-rsid="00176a1b" style:font-size-asian="10pt" style:font-weight-asian="bold" style:font-size-complex="10pt" style:font-weight-complex="bold"/>
    </style:style>
    <style:style style:name="P17" style:family="paragraph" style:parent-style-name="important" style:list-style-name="L1"/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none" officeooo:rsid="001ab965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Yoan – Développement</text:p>
      <text:p text:style-name="P1"/>
      <text:p text:style-name="P1"/>
      <text:p text:style-name="P2">Durée nécessaire : 3min</text:p>
      <text:p text:style-name="P3"/>
      <text:p text:style-name="P2"/>
      <text:list text:style-name="L1">
        <text:list-item>
          <text:p text:style-name="P5">Introduction</text:p>
          <text:list>
            <text:list-item>
              <text:p text:style-name="P7">Présentation du jeu et de ses variantes</text:p>
              <text:list>
                <text:list-header>
                  <text:p text:style-name="P9">Noter les règles</text:p>
                </text:list-header>
              </text:list>
            </text:list-item>
            <text:list-item>
              <text:p text:style-name="P10">Présentation du problème :</text:p>
              <text:list>
                <text:list-item>
                  <text:p text:style-name="P12">Problème « anti-Hilbert », existence et exhibition d’une partie infinie</text:p>
                </text:list-item>
                <text:list-item>
                  <text:p text:style-name="P12">En réalité un problème plus coriace, qui a pu être résolu après de longs travaux de recherches</text:p>
                </text:list-item>
              </text:list>
            </text:list-item>
            <text:list-item>
              <text:p text:style-name="P10">Objectifs de l’article :</text:p>
              <text:list>
                <text:list-item>
                  <text:p text:style-name="P12">analyser les différentes méthodes de rangement des cartes et leur impact sur la durée des parties, ainsi que l'existence de parties infinies.</text:p>
                </text:list-item>
              </text:list>
            </text:list-item>
          </text:list>
        </text:list-item>
        <text:list-item>
          <text:p text:style-name="P16">Développement</text:p>
          <text:list>
            <text:list-item>
              <text:p text:style-name="P10">Étude d’un cas plus simple : La bataille Anglaise (Beggar My Neighbour)</text:p>
              <text:list>
                <text:list-item>
                  <text:p text:style-name="P17">Description des règles de la variante</text:p>
                </text:list-item>
                <text:list-item>
                  <text:p text:style-name="P17">Explication des mécanismes de pénalité et de résolution des conflits</text:p>
                </text:list-item>
              </text:list>
            </text:list-item>
            <text:list-item>
              <text:p text:style-name="P10">Différentes méthodes de rangement, et durées des parties</text:p>
              <text:list>
                <text:list-item>
                  <text:p text:style-name="P12">Records de durées de parties</text:p>
                  <text:list>
                    <text:list-item>
                      <text:p text:style-name="P17">Principaux records</text:p>
                    </text:list-item>
                    <text:list-item>
                      <text:p text:style-name="P17">Invitations aux lecteurs à tenter de battre ces records</text:p>
                    </text:list-item>
                  </text:list>
                </text:list-item>
                <text:list-item>
                  <text:p text:style-name="P12">Simulations des stratégies de rangement</text:p>
                  <text:list>
                    <text:list-item>
                      <text:p text:style-name="P12">Description de différentes stratégies de rangement</text:p>
                      <text:list>
                        <text:list-item>
                          <text:p text:style-name="P17">optimisé</text:p>
                        </text:list-item>
                        <text:list-item>
                          <text:p text:style-name="P17">naturel</text:p>
                        </text:list-item>
                        <text:list-item>
                          <text:p text:style-name="P17">aléatoire</text:p>
                        </text:list-item>
                      </text:list>
                    </text:list-item>
                    <text:list-item>
                      <text:p text:style-name="P12">Durées moyennes des parties</text:p>
                    </text:list-item>
                  </text:list>
                </text:list-item>
              </text:list>
            </text:list-item>
            <text:list-item>
              <text:p text:style-name="P10">Existence de parties infinies</text:p>
              <text:list>
                <text:list-item>
                  <text:p text:style-name="P12">Définition des parties infinies et leur importance</text:p>
                </text:list-item>
                <text:list-item>
                  <text:p text:style-name="P12">Étude des parties infinies pour la bataille anglaise par Brayden Casella et ses collaborateurs</text:p>
                </text:list-item>
              </text:list>
            </text:list-item>
            <text:list-item>
              <text:p text:style-name="P11">La méthode des cycles alignées</text:p>
              <text:list>
                <text:list-item>
                  <text:p text:style-name="P13">Présentation</text:p>
                  <text:list>
                    <text:list-item>
                      <text:p text:style-name="P17">Description de la méthode des cycles alignés</text:p>
                    </text:list-item>
                    <text:list-item>
                      <text:p text:style-name="P13">Exemple avec un jeu de 16 cartes (C=4, V=4) et propriétés de bon alignement</text:p>
                    </text:list-item>
                  </text:list>
                </text:list-item>
                <text:list-item>
                  <text:p text:style-name="P13">Généralisation de la méthode</text:p>
                  <text:list>
                    <text:list-item>
                      <text:p text:style-name="P17">Théorème de Spivey</text:p>
                    </text:list-item>
                    <text:list-item>
                      <text:p text:style-name="P13">Explication pour obtenir des cycles pour toutes les valeurs de V couvertes par le théorème de Spivey</text:p>
                    </text:list-item>
                    <text:list-item>
                      <text:p text:style-name="P13">Exemple avec V=9 et généralisation pour d’autres valeurs de V.</text:p>
                    </text:list-item>
                  </text:list>
                </text:list-item>
              </text:list>
            </text:list-item>
            <text:list-item>
              <text:p text:style-name="P11">Généralisation et conjectures</text:p>
              <text:list>
                <text:list-item>
                  <text:p text:style-name="P13">Application de la méthode de Michel Spivey pour obtenir des cycles pour tous les nombres V qui ne sont pas de la forme 2k avec k&gt;=1 ni de la form 6k avec k&gt;=0.</text:p>
                </text:list-item>
                <text:list-item>
                  <text:p text:style-name="P6"><text:soft-page-break/><text:span text:style-name="T1">Conjecture sur la nécessité et la suffisance de la condition pour l’existence de cycles</text:span></text:p>
                </text:list-item>
              </text:list>
            </text:list-item>
            <text:list-item>
              <text:p text:style-name="P11">Jeux de cartes usuels</text:p>
              <text:list>
                <text:list-item>
                  <text:p text:style-name="P13">Analyse des cycles pour le jeu usuel de 32 cartes (C=4, V=8) et 52 cartes (C=4, V=13).</text:p>
                </text:list-item>
                <text:list-item>
                  <text:p text:style-name="P8"><text:span text:style-name="T2">Résultats des calculs massifs pour le rangement </text:span><text:span text:style-name="T3">optimisé et naturel</text:span></text:p>
                </text:list-item>
                <text:list-item>
                  <text:p text:style-name="P14">Conjectures restantes et outils mathématiques nécessaires pour les résoudre</text:p>
                </text:list-item>
              </text:list>
            </text:list-item>
          </text:list>
        </text:list-item>
        <text:list-item>
          <text:p text:style-name="P14">Conclusion</text:p>
        </text:list-item>
      </text:list>
      <text:p text:style-name="P15"><text:tab/><text:tab/>Bonne chance 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mportant" style:family="paragraph" style:parent-style-name="Standard">
      <loext:graphic-properties draw:fill="none" draw:fill-color="#729fcf"/>
      <style:paragraph-properties fo:margin-top="0.101cm" fo:margin-bottom="0.101cm" style:contextual-spacing="false" fo:line-height="100%" fo:background-color="transparent"/>
      <style:text-properties fo:color="#c9211e" loext:opacity="100%" fo:font-size="10pt" style:text-underline-style="none" officeooo:rsid="0018cfcb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4:11:42.202213442</meta:creation-date>
    <dc:date>2025-03-10T11:03:02.603491563</dc:date>
    <meta:editing-duration>PT11M5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365" meta:character-count="2128" meta:non-whitespace-character-count="1844"/>
  </office:meta>
</office:document-meta>
</file>